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3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4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Droid Sans Mono" fo:font-size="10.5pt" fo:font-weight="normal" fo:background-color="transparent"/>
    </style:style>
    <style:style style:name="P5" style:family="paragraph" style:parent-style-name="Standard">
      <style:paragraph-properties style:line-height-at-least="0.503cm" fo:break-before="page"/>
      <style:text-properties fo:color="#000000" loext:opacity="100%" style:font-name="Droid Sans Mono" fo:font-size="10.5pt" fo:font-weight="normal" fo:background-color="transparent"/>
    </style:style>
    <style:style style:name="T1" style:family="text">
      <style:text-properties officeooo:rsid="001014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let _data : ArrayU8] val = 48; 64; 0; 14; 115; 116; 97; 116; 115; 47; 115; 111; 97; 107; 116; 101; 115; 116; 57; 57; 54; 32; 45; 32; 50; 48; 50; 51; 58; 48; 56; 58; 48; 55; 32; 48; 56; 58; 51; 51; 58; 50; 56; 32; 91; 49; 54; 57; 49; 51; 57; 55; 50; 48; 56; 44; 57; 55; 51; 48; 57; 53; 54; 54; 53; 93;48; 62; 0; 14; 115; 116; 97; 116; 115; 47; 115; 111; 97; 107; 116; 101; 115; 116; 49; 32; 45; 32; 50; 48; 50; 51; 58; 48; 56; 58; 48; 55; 32; 48; 56; 58; 51; 51; 58; 49; 57; 32; 91; 49; 54; 57; 49; 51; 57; 55; 49; 57; 57; 44; 53; 56; 51; 52; 52; 50; 48; 54; 49; 93;48; 65; 0; 14; 115; 116; 97; 116; 115; 47; 115; 111; 97; 107; 116; 101; 115; 116; 52; 54; 55; 48; 32; 45; 32; 50; 48; 50; 51; 58; 48; 56; 58; 48; 55; 32; 48; 56; 58; 52; 55; 58; 53; 54; 32; 91; 49; 54; 57; 49; 51; 57; 56; 48; 55; 54; 44; 52; 57; 48; 57; 57; 49; 51; 55; 57; 93;48; 64; 0; 14; 115; 116; 97; 116; 115; 47; 115; 111; 97; 107; 116; 101; 115; 116; 52; 57; 50; 51; 32; 45; 32; 50; 48; 50; 51; 58; 48; 56; 58; 48; 55; 32; 48; 56; 58; 53; 50; 58; 53; 49; 32; 91; 49; 54; 57; 49; 51; 57; 56; 51; 55; 49; 44; 52; 57; 51; 53; 57; 50; 50; 57; 93; 48; 65; 0; 14; 115; 116; 97; 116; 115; 47; 115; 111; 97; 107; 116; 101; 115; 116; 51; 56; 51; 54; 32; 45; 32; 50; 48; 50; 51; 58; 48; 56; 58; 48; 55; 32; 48; 56; 58; 53; 50; 58; 52; 48; 32; 91; 49; 54; 57; 49; 51; 57; 56; 51; 54; 48; 44; 55; 57; 49; 49; 49; 48; 55; 48; 53; 93; 48; 65; 0; 14; 115; 116; 97; 116; 115; 47; 115; 111; 97; 107; 116; 101; 115; 116; 49; 50; 52; 49; 32; 45; 32; 50; 48; 50; 51; 58; 48; 56; 58; 48; 55; 32; 48; 57; 58; 48; 49; 58; 52; 50; 32; 91; 49; 54; 57; 49; 51; 57; 56; 57; 48; 50; 44; 49; 54; 57; 57; 57; 55; 56; 51; 50; 93;48; 64; 0; 14; 115; 116; 97; 116; 115; 47; 115; 111; 97; 107; 116; 101; 115; 116; 50; 52; 56; 32; 45; 32; 50; 48; 50; 51; 58; 48; 56; 58; 48; 55; 32; 48; 57; 58; 49; 48; 58; 51; 56; 32; 91; 49; 54; 57; 49; 51; 57; 57; 52; 51; 56; 44; 52; 54; 50; 48; 49; 55; 54; 49; 51; 93;48; 64; 0; 14; 115; 116; 97; 116; 115; 47; 115; 111; 97; 107; 116; 101; 115; 116; 50; 52; 57; 32; 45; 32; 50; 48; 50; 51; 58; 48; 56; 58; 48; 55; 32; 48; 57; 58; 49; 48; 58; 51; 56; 32; 91; 49; 54; 57; 49; 51; 57; 57; 52; 51; 56; 44; 52; 55; 49; 53; 56; 52; 57; 49; 54; 93;48; 64; 0; 14; 115; 116; 97; 116; 115; 47; 115; 111; 97; 107; 116; 101; 115; 116; 50; 53; 48; 32; 45; 32; 50; 48; 50; 51; 58; 48; 56; 58; 48; 55; 32; 48; 57; 58; 49; 48; 58; 51; 56; 32; 91; 49; 54; 57; 49; 51; 57; 57; 52; 51; 56; 44; 52; 56; 48; 49; 49; 57; 54; 51; 50; 93;48; 64; 0; 14; 115; 116; 97; 116; 115; 47; 115; 111; 97; 107; 116; 101; 115; 116; 50; 53; 48; 32; 45; 32; 50; 48; 50; 51; 58; 48; 56; 58; 48; 55; 32; 48; 57; 58; 49; 48; 58; 51; 56; 32; 91; 49; 54; 57; 49; 51; 57; 57; 52; 51; 56; 44; 52; 56; 48; 49; 49; 57; 54; 51; 50; 93;48; 62; 0; 14; 115; 116; 97; 116; 115; 47; 115; 111; 97; 107; 116; 101; 115; 116; 49; 32; 45; 32; 50; 48; 50; 51; 58; 48; 56; 58; 48; 55; 32; 48; 57; 58; 49; 48; 58; 51; 54; 32; 91; 49; 54; 57; 49; 51; 57; 57; 52; 51; 54; 44; 49; 51; 48; 51; 56; 49; 49; 57; 53; 93;48; 65; 0; 14; 115; 116; 97; 116; 115; 47; 115; 111; 97; 107; 116; 101; 115; 116; 52; 54; 55; 51; 32; 45; 32; 50; 48; 50; 51; 58; 48; 56; 58; 48; 55; 32; 48; 57; 58; 49; 51; 58; 50; 56; 32; 91; 49; 54; 57; 49; 51; 57; 57; 54; 48; 56; 44; 54; 56; 53; 50; 50; 53; 48; 53; 56; 93;48; 62; 0; 14; 115; 116; 97; 116; 115; 47; 115; 111; 97; 107; 116; 101; 115; 116; 49; 32; 45; 32; 50; 48; 50; 51; 58; 48; 56; 58; 48; 55; 32; 48; 57; 58; 49; 50; 58; 52; 52; 32; 91; 49; 54; 57; 49; 51; 57; 57; 53; 54; 52; 44; 53; 57; 52; 54; 53; 54; 55; 55; 55; 93;48; 62; 0; 14; 115; 116; 97; 116; 115; 47; 115; 111; 97; 107; 116; 101; 115; 116; 49; 32; 45; 32; 50; 48; 50; 51; 58; 48; 56; 58; 48; 55; 32; 48; 57; 58; 48; 54; 58; 50; 57; 32; 91; 49; 54; 57; 49; 51; 57; 57; 49; 56; 57; 44; 54; 53; 53; 49; 50; 52; 57; 53; 48; 93; 48; 62; 0; 14; 115; 116; 97; 116; 115; 47; 115; 111; 97; 107; 116; 101; 115; 116; 50; 32; 45; 32; 50; 48; 50; 51; 58; 48; 56; 58; 48; 55; 32; 48; 57; 58; 48; 54; 58; 50; 57; 32; 91; 49; 54; 57; 49; 51; 57; 57; 49; 56; 57; 44; 54; 54; 52; 55; 53; 49; 51; 48; 49; 93; 48; 62; 0; 14; 115; 116; 97; 116; 115; 47; 115; 111; 97; 107; 116; 101; 115; 116; 51; 32; 45; 32; 50; 48; 50; 51; 58; 48; 56; 58; 48; 55; 32; 48; 57; 58; 48; 54; 58; 50; 57; 32; 91; 49; 54; 57; 49; 51; 57; 57; 49; 56; 57; 44; 54; 55; 52; 50; 56; 49; 56; 56; 57; 93;48; 62; 0; 14; 115; 116; 97; 116; 115; 47; 115; 111; 97; 107; 116; 101; 115; 116; 52; 32; 45; 32; 50; 48; 50; 51; 58; 48; 56; 58; 48; 55; 32; 48; 57; 58; 48; 54; 58; 50; 57; 32; 91; 49; 54; 57; 49; 51; 57; 57; 49; 56; 57; 44; 54; 56; 51; 55; 52; 53; 57; 53; 57; 93;48; 65; 0; 14; 115; 116; 97; 116; 115; 47; 115; 111; 97; 107; 116; 101; 115; 116; 55; 57; 55; 57; 32; 45; 32; 50; 48; 50; 51; 58; 48; 56; 58; 48; 55; 32; 48; 57; 58; 48; 56; 58; 51; 55; 32; 91; 49; 54; 57; 49; 51; 57; 57; 51; 49; 55; 44; 50; 49; 48; 51; 51; 56; 57; 53; 57; 93;48; 65; 0; 14; 115; 116; 97; 116; 115; 47; 115; 111; 97; 107; 116; 101; 115; 116; 55; 57; 56; 48; 32; 45; 32; 50; 48; 50; 51; 58; 48; 56; 58; 48; 55; 32; 48; 57; 58; 48; 56; 58; 51; 55; 32; 91; 49; 54; 57; 49; 51; 57; 57; 51; 49; 55; 44; 50; 49; 56; 54; 52; 55; 50; 48; 57; 93;48; 65; 0; 14; 115; 116; 97; 116; <text:soft-page-break/>115; 47; 115; 111; 97; 107; 116; 101; 115; 116; 55; 57; 56; 49; 32; 45; 32; 50; 48; 50; 51; 58; 48; 56; 58; 48; 55; 32; 48; 57; 58; 48; 56; 58; 51; 55; 32; 91; 49; 54; 57; 49; 51; 57; 57; 51; 49; 55; 44; 50; 50; 55; 56; 52; 50; 54; 51; 54; 93;48; 65; 0; 14; 115; 116; 97; 116; 115; 47; 115; 111; 97; 107; 116; 101; 115; 116; 55; 57; 56; 50; 32; 45; 32; 50; 48; 50; 51; 58; 48; 56; 58; 48; 55; 32; 48; 57; 58; 48; 56; 58; 51; 55; 32; 91; 49; 54; 57; 49; 51; 57; 57; 51; 49; 55; 44; 50; 51; 55; 51; 56; 52; 54; 50; 52; 93; 48; 22; 0; 14; 115; 116; 97; 116; 115; 47; 115; 111; 97; 107; 116; 101; 115; 116; 56; 56; 55; 56; 32; 33; 48; 20; 0; 14; 115; 116; 97; 116; 115; 47; 115; 111; 97; 107; 116; 101; 115; 116; 50; 52; 32; 33; 48; 22; 0; 14; 115; 116; 97; 116; 115; 47; 115; 111; 97; 107; 116; 101; 115; 116; 52; 50; 48; 53; 32; 33; 48; 22; 0; 14; 115; 116; 97; 116; 115; 47; 115; 111; 97; 107; 116; 101; 115; 116; 52; 55; 52; 55; 32; 33; 48; 22; 0; 14; 115; 116; 97; 116; 115; 47; 115; 111; 97; 107; 116; 101; 115; 116; 54; 50; 56; 56; 32; 33;48; 22; 0; 14; 115; 116; 97; 116; 115; 47; 115; 111; 97; 107; 116; 101; 115; 116; 54; 50; 55; 49; 32; 33;48; 22; 0; 14; 115; 116; 97; 116; 115; 47; 115; 111; 97; 107; 116; 101; 115; 116; 56; 56; 54; 50; 32; 33;48; 22; 0; 14; 115; 116; 97; 116; 115; 47; 115; 111; 97; 107; 116; 101; 115; 116; 52; 49; 54; 49; 32; 33;48; 22; 0; 14; 115; 116; 97; 116; 115; 47; 115; 111; 97; 107; 116; 101; 115; 116; 52; 55; 48; 51; 32; 33;48; 22; 0; 14; 115; 116; 97; 116; 115; 47; 115; 111; 97; 107; 116; 101; 115; 116; 54; 50; 52; 52; 32; 33;48; 22; 0; 14; 115; 116; 97; 116; 115; 47; 115; 111; 97; 107; 116; 101; 115; 116; 52; 54; 50; 56; 32; 33;48; 22; 0; 14; 115; 116; 97; 116; 115; 47; 115; 111; 97; 107; 116; 101; 115; 116; 54; 48; 49; 54; 32; 33;48; 22; 0; 14; 115; 116; 97; 116; 115; 47; 115; 111; 97; 107; 116; 101; 115; 116; 51; 56; 53; 55; 32; 33;48; 22; 0; 14; 115; 116; 97; 116; 115; 47; 115; 111; 97; 107; 116; 101; 115; 116; 53; 55; 56; 54; 32; 33;48; 22; 0; 14; 115; 116; 97; 116; 115; 47; 115; 111; 97; 107; 116; 101; 115; 116; 52; 50; 52; 53; 32; 33;48; 22; 0; 14; 115; 116; 97; 116; 115; 47; 115; 111; 97; 107; 116; 101; 115; 116; 56; 51; 55; 55; 32; 33;48; 22; 0; 14; 115; 116; 97; 116; 115; 47; 115; 111; 97; 107; 116; 101; 115; 116; 55; 57; 54; 49; 32; 33;48; 22; 0; 14; 115; 116; 97; 116; 115; 47; 115; 111; 97; 107; 116; 101; 115; 116; 51; 50; 56; 55; 32; 33;48; 22; 0; 14; 115; 116; 97; 116; 115; 47; 115; 111; 97; 107; 116; 101; 115; 116; 51; 56; 50; 57; 32; 33;48; 22; 0; 14; 115; 116; 97; 116; 115; 47; 115; 111; 97; 107; 116; 101; 115; 116; 53; 51; 55; 49; 32; 33;48; 22; 0; 14; 115; 116; 97; 116; 115; 47; 115; 111; 97; 107; 116; 101; 115; 116; 51; 56; 51; 48; 32; 33;48; 22; 0; 14; 115; 116; 97; 116; 115; 47; 115; 111; 97; 107; 116; 101; 115; 116; 55; 57; 54; 50; 32; 33;48; 22; 0; 14; 115; 116; 97; 116; 115; 47; 115; 111; 97; 107; 116; 101; 115; 116; 51; 50; 56; 56; 32; 33;48; 22; 0; 14; 115; 116; 97; 116; 115; 47; 115; 111; 97; 107; 116; 101; 115; 116; 55; 57; 54; 51; 32; 33;48; 22; 0; 14; 115; 116; 97; 116; 115; 47; 115; 111; 97; 107; 116; 101; 115; 116; 51; 56; 51; 49; 32; 33;48; 22; 0; 14; 115; 116; 97; 116; 115; 47; 115; 111; 97; 107; 116; 101; 115; 116; 53; 51; 55; 50; 32; 33;48; 22; 0; 14; 115; 116; 97; 116; 115; 47; 115; 111; 97; 107; 116; 101; 115; 116; 51; 50; 56; 57; 32; 33;48; 22; 0; 14; 115; 116; 97; 116; 115; 47; 115; 111; 97; 107; 116; 101; 115; 116; 51; 56; 51; 50; 32; 33; 48; 22; 0; 14; 115; 116; 97; 116; 115; 47; 115; 111; 97; 107; 116; 101; 115; 116; 56; 56; 55; 57; 32; 33; 48; 20; 0; 14; 115; 116; 97; 116; 115; 47; 115; 111; 97; 107; 116; 101; 115; 116; 50; 53; 32; 33; 48; 22; 0; 14; 115; 116; 97; 116; 115; 47; 115; 111; 97; 107; 116; 101; 115; 116; 52; 50; 48; 54; 32; 33; 48; 20; 0; 14; 115; 116; 97; 116; 115; 47; 115; 111; 97; 107; 116; 101; 115; 116; 50; 50; 56; 51;48; 19; 0; 14; 115; 116; 97; 116; 115; 47; 115; 111; 97; 107; 116; 101; 115; 116; 52; 55; 55;48; 20; 0; 14; 115; 116; 97; 116; 115; 47; 115; 111; 97; 107; 116; 101; 115; 116; 50; 50; 56; 52; 48; 20; 0; 14; 115; 116; 97; 116; 115; 47; 115; 111; 97; 107; 116; 101; 115; 116; 50; 50; 56; 53;48; 20; 0; 14; 115; 116; 97; 116; 115; 47; 115; 111; 97; 107; 116; 101; 115; 116; 50; 50; 56; 54;48; 20; 0; 14; 115; 116; 97; 116; 115; 47; 115; 111; 97; 107; 116; 101; 115; 116; 50; 50; 56; 55;48; 20; 0; 14; 115; 116; 97; 116; 115; 47; 115; 111; 97; 107; 116; 101; 115; 116; 50; 50; 56; 56; 48; 20; 0; 14; 115; 116; 97; 116; 115; 47; 115; 111; 97; 107; 116; 101; 115; 116; 50; 50; 56; 57;48; 20; 0; 14; 115; 116; 97; 116; 115; 47; 115; 111; 97; 107; 116; 101; 115; 116; 50; 50; 57; 48;48; 20; 0; 14; 115; 116; 97; 116; 115; 47; 115; 111; 97; 107; 116; 101; 115; 116; 50; 50; 57; 49;48; 20; 0; 14; 115; 116; 97; 116; 115; 47; 115; 111; 97; 107; 116; 101; 115; 116; 50; 50; 57; 50; 48; 20; 0; 14; 115; 116; 97; 116; 115; 47; 115; 111; 97; 107; 116; 101; 115; 116; 55; 52; 57; 54;48; 20; 0; 14; 115; 116; 97; 116; 115; 47; 115; 111; 97; 107; 116; 101; 115; 116; 55; 51; 57; 50; 48; 20; 0; 14; 115; 116; 97; 116; 115; 47; 115; 111; 97; 107; 116; 101; 115; 116; 55; 51; 57; 51;48; 20; 0; 14; 115; 116; 97; 116; 115; 47; 115; 111; 97; 107; 116; 101; 115; 116; 55; 52; 57; <text:soft-page-break/>55;48; 20; 0; 14; 115; 116; 97; 116; 115; 47; 115; 111; 97; 107; 116; 101; 115; 116; 55; 52; 57; 56; 48; 20; 0; 14; 115; 116; 97; 116; 115; 47; 115; 111; 97; 107; 116; 101; 115; 116; 55; 52; 57; 57;48; 20; 0; 14; 115; 116; 97; 116; 115; 47; 115; 111; 97; 107; 116; 101; 115; 116; 55; 53; 48; 48; 48; 20; 0; 14; 115; 116; 97; 116; 115; 47; 115; 111; 97; 107; 116; 101; 115; 116; 55; 53; 48; 49;48; 20; 0; 14; 115; 116; 97; 116; 115; 47; 115; 111; 97; 107; 116; 101; 115; 116; 55; 53; 48; 50;48; 20; 0; 14; 115; 116; 97; 116; 115; 47; 115; 111; 97; 107; 116; 101; 115; 116; 55; 53; 48; 51;48; 20; 0; 14; 115; 116; 97; 116; 115; 47; 115; 111; 97; 107; 116; 101; 115; 116; 55; 53; 48; 52; 48; 20; 0; 14; 115; 116; 97; 116; 115; 47; 115; 111; 97; 107; 116; 101; 115; 116; 55; 53; 48; 53;48; 20; 0; 14; 115; 116; 97; 116; 115; 47; 115; 111; 97; 107; 116; 101; 115; 116; 55; 53; 48; 54; 48; 20; 0; 14; 115; 116; 97; 116; 115; 47; 115; 111; 97; 107; 116; 101; 115; 116; 50; 50; 56; 51;48; 20; 0; 14; 115; 116; 97; 116; 115; 47; 115; 111; 97; 107; 116; 101; 115; 116; 50; 48; 51; 52;48; 20; 0; 14; 115; 116; 97; 116; 115; 47; 115; 111; 97; 107; 116; 101; 115; 116; 50; 50; 56; 52;48; 20; 0; 14; 115; 116; 97; 116; 115; 47; 115; 111; 97; 107; 116; 101; 115; 116; 50; 50; 56; 53;48; 20; 0; 14; 115; 116; 97; 116; 115; 47; 115; 111; 97; 107; 116; 101; 115; 116; 50; 50; 56; 54;48; 20; 0; 14; 115; 116; 97; 116; 115; 47; 115; 111; 97; 107; 116; 101; 115; 116; 50; 50; 56; 55;48; 20; 0; 14; 115; 116; 97; 116; 115; 47; 115; 111; 97; 107; 116; 101; 115; 116; 50; 50; 56; 56; 48; 20; 0; 14; 115; 116; 97; 116; 115; 47; 115; 111; 97; 107; 116; 101; 115; 116; 50; 50; 56; 57;48; 20; 0; 14; 115; 116; 97; 116; 115; 47; 115; 111; 97; 107; 116; 101; 115; 116; 50; 50; 57; 48;48; 20; 0; 14; 115; 116; 97; 116; 115; 47; 115; 111; 97; 107; 116; 101; 115; 116; 50; 50; 57; 49;48; 20; 0; 14; 115; 116; 97; 116; 115; 47; 115; 111; 97; 107; 116; 101; 115; 116; 50; 50; 57; 50; 48; 20; 0; 14; 115; 116; 97; 116; 115; 47; 115; 111; 97; 107; 116; 101; 115; 116; 55; 52; 57; 54;48; 20; 0; 14; 115; 116; 97; 116; 115; 47; 115; 111; 97; 107; 116; 101; 115; 116; 54; 55; 51; 52;48; 20; 0; 14; 115; 116; 97; 116; 115; 47; 115; 111; 97; 107; 116; 101; 115; 116; 55; 52; 57; 55;48; 20; 0; 14; 115; 116; 97; 116; 115; 47; 115; 111; 97; 107; 116; 101; 115; 116; 55; 52; 57; 56; 48; 20; 0; 14; 115; 116; 97; 116; 115; 47; 115; 111; 97; 107; 116; 101; 115; 116; 55; 52; 57; 57; 48; 20; 0; 14; 115; 116; 97; 116; 115; 47; 115; 111; 97; 107; 116; 101; 115; 116; 55; 53; 48; 48; 48; 20; 0; 14; 115; 116; 97; 116; 115; 47; 115; 111; 97; 107; 116; 101; 115; 116; 55; 53; 48; 49; 48; 20; 0; 14; 115; 116; 97; 116; 115; 47; 115; 111; 97; 107; 116; 101; 115; 116; 55; 53; 48; 50; 48; 20; 0; 14; 115; 116; 97; 116; 115; 47; 115; 111; 97; 107; 116; 101; 115; 116; 50; 50; 56; 51;48; 17; 0; 14; 115; 116; 97; 116; 115; 47; 115; 111; 97; 107; 116; 101; 115; 116; 48; 48; 20; 0; 14; 115; 116; 97; 116; 115; 47; 115; 111; 97; 107; 116; 101; 115; 116; 50; 50; 56; 52; 48; 20; 0; 14; 115; 116; 97; 116; 115; 47; 115; 111; 97; 107; 116; 101; 115; 116; 50; 50; 56; 53;48; 20; 0; 14; 115; 116; 97; 116; 115; 47; 115; 111; 97; 107; 116; 101; 115; 116; 50; 50; 56; 54;48; 20; 0; 14; 115; 116; 97; 116; 115; 47; 115; 111; 97; 107; 116; 101; 115; 116; 50; 50; 56; 55;48; 20; 0; 14; 115; 116; 97; 116; 115; 47; 115; 111; 97; 107; 116; 101; 115; 116; 50; 50; 56; 56;48; 20; 0; 14; 115; 116; 97; 116; 115; 47; 115; 111; 97; 107; 116; 101; 115; 116; 50; 50; 56; 57;48; 20; 0; 14; 115; 116; 97; 116; 115; 47; 115; 111; 97; 107; 116; 101; 115; 116; 50; 50; 57; 48; 48; 20; 0; 14; 115; 116; 97; 116; 115; 47; 115; 111; 97; 107; 116; 101; 115; 116; 55; 52; 57; 54;48; 20; 0; 14; 115; 116; 97; 116; 115; 47; 115; 111; 97; 107; 116; 101; 115; 116; 55; 49; 55; 48;48; 20; 0; 14; 115; 116; 97; 116; 115; 47; 115; 111; 97; 107; 116; 101; 115; 116; 55; 52; 57; 55;48; 20; 0; 14; 115; 116; 97; 116; 115; 47; 115; 111; 97; 107; 116; 101; 115; 116; 55; 52; 57; 56;48; 20; 0; 14; 115; 116; 97; 116; 115; 47; 115; 111; 97; 107; 116; 101; 115; 116; 55; 52; 57; 57;48; 20; 0; 14; 115; 116; 97; 116; 115; 47; 115; 111; 97; 107; 116; 101; 115; 116; 55; 53; 48; 48;48; 20; 0; 14; 115; 116; 97; 116; 115; 47; 115; 111; 97; 107; 116; 101; 115; 116; 55; 53; 48; 49; 48; 20; 0; 14; 115; 116; 97; 116; 115; 47; 115; 111; 97; 107; 116; 101; 115; 116; 55; 53; 48; 50;48; 20; 0; 14; 115; 116; 97; 116; 115; 47; 115; 111; 97; 107; 116; 101; 115; 116; 55; 52; 57; 54;48; 20; 0; 14; 115; 116; 97; 116; 115; 47; 115; 111; 97; 107; 116; 101; 115; 116; 55; 52; 49; 52;48; 20;0; 14; 115; 116; 97; 116; 115; 47; 115; 111; 97; 107; 116; 101; 115; 116;55; 52; 57; 55;48; 20; 0; 14; 115; 116; 97; 116; 115; 47; 115; 111; 97; 107; 116; 101; 115; 116; 55; 52; 57; 56;48; 20; 0; 14; 115; 116; 97; 116; 115; 47; 115; 111; 97; 107; 116; 101; 115; 116; 55; 52; 57; 57; 48; 20; 0; 14; 115; 116; 97; 116; 115; 47; 115; 111; 97; 107; 116; 101; 115; 116; 55; 53; 48; 48; 48; 22; 0; 14; 115; 116; 97; 116; 115; 47; 115; 111; 97; 107; 116; 101; 115; 116; 55; 49; 51; 53; 48; 48;</text:p>
      <text:p text:style-name="P1"><text:soft-page-break/>48; 22; 0; 14; 115; 116; 97; 116; 115; 47; 115; 111; 97; 107; 116; 101; 115; 116; 55; 49; 51; 53; 48; 49;</text:p>
      <text:p text:style-name="P1">48; 22; 0; 14; 115; 116; 97; 116; 115; 47; 115; 111; 97; 107; 116; 101; 115; 116; 55; 48; 57; 51; 52; 48;</text:p>
      <text:p text:style-name="P1">48; 22; 0; 14; 115; 116; 97; 116; 115; 47; 115; 111; 97; 107; 116; 101; 115; 116; 55; 48; 57; 51; 52; 49;</text:p>
      <text:p text:style-name="P1">48; 22; 0; 14; 115; 116; 97; 116; 115; 47; 115; 111; 97; 107; 116; 101; 115; 116; 55; 48; 57; 51; 52; 50;</text:p>
      <text:p text:style-name="P1">48; 22; 0; 14; 115; 116; 97; 116; 115; 47; 115; 111; 97; 107; 116; 101; 115; 116; 55; 48; 57; 51; 52; 51;</text:p>
      <text:p text:style-name="P1">48; 22; 0; 14; 115; 116; 97; 116; 115; 47; 115; 111; 97; 107; 116; 101; 115; 116; 55; 48; 57; 51; 52; 52;</text:p>
      <text:p text:style-name="P1">48; 22; 0; 14; 115; 116; 97; 116; 115; 47; 115; 111; 97; 107; 116; 101; 115; 116; 55; 48; 57; 51; 52; 53;</text:p>
      <text:p text:style-name="P1">48; 22; 0; 14; 115; 116; 97; 116; 115; 47; 115; 111; 97; 107; 116; 101; 115; 116; 55; 48; 57; 51; 52; 54;</text:p>
      <text:p text:style-name="P1">48; 22; 0; 14; 115; 116; 97; 116; 115; 47; 115; 111; 97; 107; 116; 101; 115; 116; 55; 48; 57; 51; 52; 55;</text:p>
      <text:p text:style-name="P1">48; 22; 0; 14; 115; 116; 97; 116; 115; 47; 115; 111; 97; 107; 116; 101; 115; 116; 55; 48; 57; 51; 52; 56;</text:p>
      <text:p text:style-name="P1">48; 22; 0; 14; 115; 116; 97; 116; 115; 47; 115; 111; 97; 107; 116; 101; 115; 116; 55; 48; 57; 51; 52; 57;</text:p>
      <text:p text:style-name="P1">48; 22; 0; 14; 115; 116; 97; 116; 115; 47; 115; 111; 97; 107; 116; 101; 115; 116; 55; 48; 57; 51; 53; 48;</text:p>
      <text:p text:style-name="P1">48; 22; 0; 14; 115; 116; 97; 116; 115; 47; 115; 111; 97; 107; 116; 101; 115; 116; 55; 48; 57; 51; 53; 49;</text:p>
      <text:p text:style-name="P1">48; 22; 0; 14; 115; 116; 97; 116; 115; 47; 115; 111; 97; 107; 116; 101; 115; 116; 55; 48; 57; 51; 53; 50;</text:p>
      <text:p text:style-name="P1">48; 22; 0; 14; 115; 116; 97; 116; 115; 47; 115; 111; 97; 107; 116; 101; 115; 116; 55; 48; 57; 51; 53; 51;</text:p>
      <text:p text:style-name="P1">48; 22; 0; 14; 115; 116; 97; 116; 115; 47; 115; 111; 97; 107; 116; 101; 115; 116; 55; 48; 57; 51; 53; 52;</text:p>
      <text:p text:style-name="P1">48; 22; 0; 14; 115; 116; 97; 116; 115; 47; 115; 111; 97; 107; 116; 101; 115; 116; 55; 48; 57; 51; 53; 53;</text:p>
      <text:p text:style-name="P1">48; 22; 0; 14; 115; 116; 97; 116; 115; 47; 115; 111; 97; 107; 116; 101; 115; 116; 55; 48; 57; 51; 53; 54;</text:p>
      <text:p text:style-name="P1">48; 22; 0; 14; 115; 116; 97; 116; 115; 47; 115; 111; 97; 107; 116; 101; 115; 116; 55; 48; 57; 51; 53; 55;</text:p>
      <text:p text:style-name="P1">48; 22; 0; 14; 115; 116; 97; 116; 115; 47; 115; 111; 97; 107; 116; 101; 115; 116; 55; 48; 57; 51; 53; 56;</text:p>
      <text:p text:style-name="P1">48; 22; 0; 14; 115; 116; 97; 116; 115; 47; 115; 111; 97; 107; 116; 101; 115; 116; 55; 48; 57; 51; 53; 57;</text:p>
      <text:p text:style-name="P1">48; 22; 0; 14; 115; 116; 97; 116; 115; 47; 115; 111; 97; 107; 116; 101; 115; 116; 55; 48; 57; 51; 54; 48;</text:p>
      <text:p text:style-name="P1">48; 22; 0; 14; 115; 116; 97; 116; 115; 47; 115; 111; 97; 107; 116; 101; 115; 116; 55; 48; 57; 51; 54; 49;</text:p>
      <text:p text:style-name="P1">48; 22; 0; 14; 115; 116; 97; 116; 115; 47; 115; 111; 97; 107; 116; 101; 115; 116; 55; 48; 57; 51; 54; 50;</text:p>
      <text:p text:style-name="P1">48; 22; 0; 14; 115; 116; 97; 116; 115; 47; 115; 111; 97; 107; 116; 101; 115; 116; 55; 48; 57; 51; 54; 51;</text:p>
      <text:p text:style-name="P1">48; 22; 0; 14; 115; 116; 97; 116; 115; 47; 115; 111; 97; 107; 116; 101; 115; 116; 55; 48; 57; 51; 54; 52;</text:p>
      <text:p text:style-name="P1">48; 22; 0; 14; 115; 116; 97; 116; 115; 47; 115; 111; 97; 107; 116; 101; 115; 116; 54; 50; 53; 55; 53; 54;</text:p>
      <text:p text:style-name="P1">48; 22; 0; 14; 115; 116; 97; 116; 115; 47; 115; 111; 97; 107; 116; 101; 115; 116; 53; 48; 53; 55; 55; 57;</text:p>
      <text:p text:style-name="P1">48; 22; 0; 14; 115; 116; 97; 116; 115; 47; 115; 111; 97; 107; 116; 101; 115; 116; 53; 48; 53; 55; 56; 48;</text:p>
      <text:p text:style-name="P1">48; 22; 0; 14; 115; 116; 97; 116; 115; 47; 115; 111; 97; 107; 116; 101; 115; 116; 49; 55; 50; 51; 52; 53;</text:p>
      <text:p text:style-name="P1">48; 22; 0; 14; 115; 116; 97; 116; 115; 47; 115; 111; 97; 107; 116; 101; 115; 116; 49; 55; 50; 51; 52; 54;</text:p>
      <text:p text:style-name="P1">48; 38; 0; 29; 36; 83; 89; 83; 47; 98; 114; 111; 107; 101; 114; 47; 109; 101; 115; 115; 97; 103; 101; 115; 47; 114; 101; 99; 101; 105; 118; 101; 100; 50; 56; 54; 54; 48; 54; 54; 50; 36; 0; 25; 36; 83; 89; 83; 47; 98; 114; 111; 107; 101; 114; 47; 109; 101; 115; 115; 97; 103; 101; 115; 47; 115; 101; 110; 116; 2; 117; 50; 56; 54; 54; 52; 53; 57; 50; 48; 0; 37; 36; 83; 89; 83; 47; 98; 114; 111; 107; 101; 114; 47; 112; 117; 98; 108; 105; 115; 104; 47; 109; 101; 115; 115; 97; 103; 101; 115; 47; 114; 101; 99; 101; 105; 118; 101; 100; 2; 118; 50; 56; 54; 51; 52; 55; 52; 50; 44; 0; 33; 36; 83; 89; 83; 47; 98; 114; 111; 107; 101; 114; 47; 112; 117; 98; 108; 105; 115; 104; 47; 109; 101; 115; 115; 97; 103; 101; 115; 47; 115; 101; 110; 116; 2; 119; 50; 56; 54; 53; 51; 56; 55; 50; 38; 0; 26; 36; 83; 89; 83; 47; 98; 114; 111; 107; 101; 114; 47; 98; 121; 116; 101; 115; 47; 114; 101; 99; 101; 105; 118; 101; 100; 2; 120; 54; 55; 49; 53; 49; 51; 51; 53; 52; 34; 0; 22; 36; 83; 89; 83; 47; 98; 114; 111; 107; 101; 114; 47; 98; 121; 116; 101; 115; 47; 115; 101; 110; 116; 2; 121; 54; 55; 50; 50; 55; 51; 50; 57; 48; 22; 0; 14; 115; 116; 97; 116; 115; 47; 115; 111; 97; 107; 116; 101; 115; 116; 55; 49; 56; 53; 54; 54; 48; 22; 0; 14; 115; 116; 97; 116; 115; 47; 115; 111; 97; 107; 116; 101; 115; 116; 55; 49; 56; 53; 54; 55<text:span text:style-name="T1">]</text:span></text:p>
      <text:p text:style-name="P1"/>
      <text:p text:style-name="P4"/>
      <text:p text:style-name="P5">new create(env : Env) =&gt;</text:p>
      <text:p text:style-name="P1">_env = env</text:p>
      <text:p text:style-name="P1">_ass = Assemble(env, this)</text:p>
      <text:p text:style-name="P2"/>
      <text:p text:style-name="P1">_ar.push(48;20;0;14;115;116;97;116;115;47;115;111;97;107;116;101;115;116;50;50;56;51])</text:p>
      <text:p text:style-name="P1">_ar.push(48; 20; 0; 14; 115; 116; 97; 116; 115; 47; 115; 111; 97; 107; 116; 101; 115; 116; 50; 50; 56; 51])</text:p>
      <text:p text:style-name="P1">_ar.push(48; 19; 0; 14; 115; 116; 97; 116; 115; 47; 115; 111; 97; 107; 116; 101; 115; 116; 52; 55; 55])</text:p>
      <text:p text:style-name="P1">_ar.push(48; 20])</text:p>
      <text:p text:style-name="P1">_ar.push(0; 14; 115; 116; 97; 116; 115; 47; 115; 111; 97; 107; 116; 101; 115; 116; 50; 50; 56; 52])</text:p>
      <text:p text:style-name="P1">_ar.push(48; 20; 0; 14; 115; 116; 97; 116; 115; 47; 115; 111; 97; 107; 116; 101; 115; 116; 50; 50; 56; 53])</text:p>
      <text:p text:style-name="P1">_ar.push(48; 20; 0; 14; 115; 116; 97; 116; 115; 47; 115; 111; 97; 107; 116; 101; 115; 116; 50; 50; 56; 54])</text:p>
      <text:p text:style-name="P1">_ar.push(48; 20; 0; 14; 115; 116; 97; 116; 115; 47; 115; 111; 97; 107; 116; 101; 115; 116; 50; 50; 56; 55])</text:p>
      <text:p text:style-name="P1">_ar.push(48; 20; 0; 14; 115; 116; 97; 116; 115; 47; 115; 111; 97; 107; 116; 101; 115; 116; 50; 50; 56; 56])</text:p>
      <text:p text:style-name="P1">_ar.push(48; 20; 0; 14; 115; 116; 97; 116; 115; 47; 115; 111; 97; 107; 116; 101; 115; 116; 50; 50; 56; 57])</text:p>
      <text:p text:style-name="P1">_ar.push(48; 20; 0; 14; 115; 116])</text:p>
      <text:p text:style-name="P1">_ar.push( 97; 116; 115; 47; 115; 111; 97; 107; 116; 101; 115; 116; 50; 50; 57; 48])</text:p>
      <text:p text:style-name="P1">_ar.push(48; 20; 0; 14; 115; 116; 97; 116; 115; 47; 115; 111; 97; 107; 116; 101; 115; 116; 50; 50; 57; 49])</text:p>
      <text:p text:style-name="P1">_ar.push(48; 20; 0; 14; 115; 116; 97; 116; 115; 47; 115; 111; 97; 107; 116; 101; 115; 116; 50; 50; 57; 50])</text:p>
      <text:p text:style-name="P1">_ar.push(48; 20])</text:p>
      <text:p text:style-name="P1">_ar.push( 0; 14; 115; 116; 97; 116; 115; 47; 115; 111; 97; 107; 116; 101; 115; 116; 55; 52; 57; 54])</text:p>
      <text:p text:style-name="P1">_ar.push(48; 20; 0; 14; 115; 116; 97; 116; 115; 47; 115; 111; 97; 107; 116; 101; 115; 116; 55; 51; 57; 50])</text:p>
      <text:p text:style-name="P1">_ar.push(48; 20; 0; 14; 115; 116; 97; 116; 115; 47; 115; 111; 97; 107; 116; 101; 115; 116; 55; 51; 57; 51])</text:p>
      <text:p text:style-name="P1">_ar.push(48])</text:p>
      <text:p text:style-name="P1">_ar.push(20; 0; 14; 115; 116; 97; 116; 115; 47; 115; 111; 97; 107; 116; 101; 115; 116; 55; 52; 57; 55])</text:p>
      <text:p text:style-name="P1">_ar.push(48; 20; 0; 14; 115; 116; 97; 116; 115; 47; 115; 111; 97; 107; 116; 101; 115; 116; 55; 52; 57; 56])</text:p>
      <text:p text:style-name="P1">_ar.push(48; 20; 0; 14; 115; 116; 97; 116; 115; 47; 115; 111; 97; 107; 116; 101; 115; 116; 55; 52; 57; 57])</text:p>
      <text:p text:style-name="P1">_ar.push(48; 20; 0; 14])</text:p>
      <text:p text:style-name="P1">_ar.push(115; 116; 97; 116; 115; 47; 115; 111; 97; 107; 116; 101; 115; 116; 55; 53; 48; 48])</text:p>
      <text:p text:style-name="P1">_ar.push(48; 20; 0; 14; 115; 116; 97; 116; 115; 47; 115; 111; 97; 107; 116; 101; 115; 116; 55; 53; 48; 49])</text:p>
      <text:p text:style-name="P1">_ar.push(48; 20; 0; 14; 115; 116; 97; 116; 115; 47; 115; 111; 97; 107; 116; 101; 115; 116; 55; 53; 48; 50])</text:p>
      <text:p text:style-name="P1">_ar.push(48; 20; 0; 14; 115; 116; 97; 116; 115; 47; 115; 111; 97; 107; 116; 101; 115; 116; 55; 53; 48; 51])</text:p>
      <text:p text:style-name="P1">_ar.push(48; 20; 0; 14; 115; 116; 97; 116; 115; 47; 115; 111; 97; 107; 116; 101; 115; 116; 55; 53; 48; 52])</text:p>
      <text:p text:style-name="P1">_ar.push(48; 20; 0; 14; 115; 116; 97; 116; 115; 47; 115; 111; 97; 107; 116; 101; 115; 116; 55; 53; 48; 53])</text:p>
      <text:p text:style-name="P1"><text:soft-page-break/>_ar.push(48; 20; 0; 14])</text:p>
      <text:p text:style-name="P1">_ar.push( 115; 116; 97; 116; 115; 47; 115; 111; 97; 107; 116; 101; 115; 116; 55; 53; 48; 54])</text:p>
      <text:p text:style-name="P1">_ar.push(48; 20; 0; 14; 115; 116; 97; 116; 115; 47; 115; 111; 97; 107; 116; 101; 115; 116; 50; 50; 56; 51])</text:p>
      <text:p text:style-name="P1">_ar.push(48; 20; 0; 14; 115; 116; 97; 116; 115; 47; 115; 111; 97; 107; 116; 101; 115; 116; 50; 48; 51; 52])</text:p>
      <text:p text:style-name="P1">_ar.push(48; 20; 0; 14; 115; 116; 97; 116; 115; 47; 115; 111; 97; 107; 116; 101; 115; 116; 50; 50; 56; 52])</text:p>
      <text:p text:style-name="P1">_ar.push(48; 20; 0; 14; 115; 116; 97; 116; 115; 47; 115; 111; 97; 107; 116; 101; 115; 116; 50; 50; 56; 53])</text:p>
      <text:p text:style-name="P1">_ar.push(48; 20; 0; 14; 115; 116; 97; 116; 115; 47; 115])</text:p>
      <text:p text:style-name="P1">_ar.push( 111; 97; 107; 116; 101; 115; 116; 50; 50; 56; 54])</text:p>
      <text:p text:style-name="P1">_ar.push(48; 20; 0; 14; 115; 116; 97; 116; 115; 47; 115; 111; 97; 107; 116; 101; 115; 116; 50; 50; 56; 55])</text:p>
      <text:p text:style-name="P1">_ar.push(48; 20; 0; 14; 115; 116; 97; 116; 115; 47; 115; 111; 97; 107; 116; 101; 115; 116; 50; 50; 56; 56])</text:p>
      <text:p text:style-name="P1">_ar.push(48; 20; 0; 14])</text:p>
      <text:p text:style-name="P1">_ar.push(115; 116; 97; 116; 115; 47; 115; 111; 97; 107; 116; 101; 115; 116; 50; 50; 56; 57])</text:p>
      <text:p text:style-name="P1">_ar.push(48; 20; 0; 14; 115; 116; 97; 116; 115; 47; 115; 111; 97; 107; 116; 101; 115; 116; 50; 50; 57; 48])</text:p>
      <text:p text:style-name="P1">_ar.push(48; 20; 0; 14; 115; 116; 97; 116; 115; 47; 115; 111; 97; 107; 116; 101; 115; 116; 50; 50; 57; 49])</text:p>
      <text:p text:style-name="P1">_ar.push(48; 20; 0; 14; 115; 116; 97; 116; 115; 47; 115; 111; 97; 107; 116; 101; 115; 116; 50; 50; 57; 50])</text:p>
      <text:p text:style-name="P1">_ar.push(48; 20; 0; 14; 115; 116; 97; 116; 115; 47; 115; 111; 97; 107; 116; 101; 115; 116; 55; 52; 57; 54])</text:p>
      <text:p text:style-name="P1">_ar.push(48; 20; 0; 14; 115; 116])</text:p>
      <text:p text:style-name="P1">_ar.push( 97; 116; 115; 47; 115; 111; 97; 107; 116; 101; 115; 116; 54; 55; 51; 52])</text:p>
      <text:p text:style-name="P1">_ar.push(48; 20; 0; 14; 115; 116; 97; 116; 115; 47; 115; 111; 97; 107; 116; 101; 115; 116; 55; 52; 57; 55])</text:p>
      <text:p text:style-name="P1">_ar.push(48; 20; 0; 14; 115; 116; 97; 116; 115; 47; 115; 111; 97; 107; 116; 101; 115; 116; 55; 52; 57; 56])</text:p>
      <text:p text:style-name="P1">_ar.push(48; 20])</text:p>
      <text:p text:style-name="P1">_ar.push(0; 14; 115; 116; 97; 116; 115; 47; 115; 111; 97; 107; 116; 101; 115; 116; 55; 52; 57; 57])</text:p>
      <text:p text:style-name="P1">_ar.push(48; 20; 0; 14; 115; 116; 97; 116; 115; 47; 115; 111; 97; 107; 116; 101; 115; 116; 55; 53; 48; 48])</text:p>
      <text:p text:style-name="P1">_ar.push(48; 20; 0; 14; 115; 116; 97; 116; 115; 47; 115; 111; 97; 107; 116; 101; 115; 116; 55; 53; 48; 49])</text:p>
      <text:p text:style-name="P1">_ar.push(48; 20; 0; 14; 115; 116; 97; 116; 115; 47; 115; 111; 97; 107; 116; 101; 115; 116; 55; 53; 48; 50])</text:p>
      <text:p text:style-name="P1">_ar.push(48; 20; 0; 14; 115; 116; 97; 116; 115; 47; 115; 111; 97; 107; 116; 101; 115; 116; 50; 50; 56; 51])</text:p>
      <text:p text:style-name="P1">_ar.push(48; 17; 0; 14; 115; 116; 97; 116; 115; 47; 115; 111; 97; 107; 116; 101; 115; 116; 48])</text:p>
      <text:p text:style-name="P1">_ar.push(48; 20; 0; 14; 115; 116; 97; 116; 115; 47; 115; 111; 97; 107; 116; 101; 115; 116; 50; 50; 56; 52])</text:p>
      <text:p text:style-name="P1">_ar.push(48; 20])</text:p>
      <text:p text:style-name="P1">_ar.push(0; 14; 115; 116; 97; 116; 115; 47; 115; 111; 97; 107; 116; 101; 115; 116; 50; 50; 56; 53])</text:p>
      <text:p text:style-name="P1">_ar.push(48; 20; 0; 14; 115; 116; 97; 116; 115; 47; 115; 111; 97; 107; 116; 101; 115; 116; 50; 50; 56; 54])</text:p>
      <text:p text:style-name="P1"><text:soft-page-break/>_ar.push(48; 20; 0; 14; 115; 116; 97; 116; 115; 47; 115; 111; 97; 107; 116; 101; 115; 116; 50; 50; 56; 55])</text:p>
      <text:p text:style-name="P1">_ar.push(48; 20; 0; 14; 115])</text:p>
      <text:p text:style-name="P1">_ar.push( 116; 97; 116; 115; 47; 115; 111; 97; 107; 116; 101; 115; 116; 50; 50; 56; 56])</text:p>
      <text:p text:style-name="P1">_ar.push(48; 20; 0; 14; 115; 116; 97; 116; 115; 47; 115; 111; 97; 107; 116; 101; 115; 116; 50; 50; 56; 57])</text:p>
      <text:p text:style-name="P1">_ar.push(48; 20; 0; 14; 115; 116; 97; 116; 115; 47; 115; 111; 97; 107; 116; 101; 115; 116; 50; 50; 57; 48])</text:p>
      <text:p text:style-name="P1">_ar.push(48; 20; 0; 14; 115; 116; 97; 116; 115; 47; 115; 111; 97; 107; 116; 101; 115; 116; 55; 52; 57; 54])</text:p>
      <text:p text:style-name="P1">_ar.push(48; 20; 0; 14; 115; 116; 97; 116; 115; 47; 115; 111; 97; 107; 116; 101; 115; 116; 55; 49; 55; 48])</text:p>
      <text:p text:style-name="P1">_ar.push(48; 20; 0; 14; 115; 116; 97; 116; 115; 47; 115; 111; 97; 107; 116; 101; 115; 116; 55; 52; 57; 55])</text:p>
      <text:p text:style-name="P1">_ar.push(48])</text:p>
      <text:p text:style-name="P1">_ar.push( 20; 0; 14; 115; 116; 97; 116; 115; 47; 115; 111; 97; 107; 116; 101; 115; 116; 55; 52; 57; 56])</text:p>
      <text:p text:style-name="P1">_ar.push(48; 20; 0; 14; 115; 116; 97; 116; 115; 47; 115; 111; 97; 107; 116; 101; 115; 116; 55; 52; 57; 57])</text:p>
      <text:p text:style-name="P1">_ar.push(48; 20; 0; 14; 115; 116; 97; 116; 115; 47; 115; 111; 97; 107; 116; 101; 115; 116; 55; 53; 48; 48])</text:p>
      <text:p text:style-name="P1">_ar.push(48; 20; 0; 14; 115; 116])</text:p>
      <text:p text:style-name="P1">_ar.push( 97; 116; 115; 47; 115; 111; 97; 107; 116; 101; 115; 116; 55; 53; 48; 49])</text:p>
      <text:p text:style-name="P1">_ar.push(48; 20; 0; 14; 115; 116; 97; 116; 115; 47; 115; 111; 97; 107; 116; 101; 115; 116; 55; 53; 48; 50])</text:p>
      <text:p text:style-name="P1">_ar.push(48; 20; 0; 14; 115; 116; 97; 116; 115; 47; 115; 111; 97; 107; 116; 101; 115; 116; 55; 52; 57; 54])</text:p>
      <text:p text:style-name="P1">_ar.push(48; 20; 0; 14; 115; 116; 97; 116; 115; 47; 115; 111])</text:p>
      <text:p text:style-name="P1">_ar.push( 97; 107; 116; 101; 115])</text:p>
      <text:p text:style-name="P1">_ar.push( 116; 55; 52; 49; 52])</text:p>
      <text:p text:style-name="P1">_ar.push(48; 20; 0; 14; 115; 116; 97; 116; 115; 47; 115; 111; 97; 107; 116; 101; 115; 116; 55; 52; 57; 55])</text:p>
      <text:p text:style-name="P1">_ar.push(48; 20; 0; 14; 115; 116; 97; 116; 115; 47; 115; 111; 97; 107; 116; 101; 115; 116; 55; 52; 57; 56])</text:p>
      <text:p text:style-name="P1">_ar.push(48; 20; 0; 14])</text:p>
      <text:p text:style-name="P1">_ar.push( 115; 116; 97; 116; 115; 47; 115])</text:p>
      <text:p text:style-name="P1">_ar.push( 111; 97; 107; 116; 101; 115; 116; 55; 52])</text:p>
      <text:p text:style-name="P1">_ar.push( 57; 57])</text:p>
      <text:p text:style-name="P1">_ar.push(48; 20; 0; 14; 115; 116; 97; 116])</text:p>
      <text:p text:style-name="P1">_ar.push( 115; 47; 115; 111; 97; 107; 116; 101; 115; 116; 55; 53; 48; 48])</text:p>
      <text:p text:style-name="P1">_ar.push(_data)</text:p>
      <text:p text:style-name="P1">_ar.push(51; 36; 0; 31; 36; 83; 89; 83])</text:p>
      <text:p text:style-name="P1">_ar.push( 47; 98; 114; 111; 107; 101; 114; 47; 115; 117; 98; 115; 99; 114; 105; 112; 116; 105; 111; 110; 115; 47; 99; 111; 117; 110; 116; 0; 1; 48])</text:p>
      <text:p text:style-name="P1">_ar.push(144; 3; 0])</text:p>
      <text:p text:style-name="P1">_ar.push( 2; 1])</text:p>
      <text:p text:style-name="P1">_ar.push(51; 43; 0; 34; 36; 83; 89; 83; 47; 98])</text:p>
      <text:p text:style-name="P1">_ar.push( 114; 111; 107; 101; 114; 47; 108; 111; 97; 100; 47; 112; 117; 98; 108; 105; 115; 104; 47; 115; 101; 110; 116; 47; 49; 109; 105; 110; 0; 2; 49; 50; 46; 54; 51])</text:p>
      <text:p text:style-name="P1">_ar.push(144; 3; 0; 3; 1])</text:p>
      <text:p text:style-name="P1">_ar.push(51; 46; 0; 36; 36; 83; 89; 83; 47; 98])</text:p>
      <text:p text:style-name="P1"><text:soft-page-break/>_ar.push(114; 111; 107; 101; 114; 47; 108; 111; 97; 100; 47; 98; 121; 116; 101; 115; 47; 114; 101; 99; 101; 105; 118; 101; 100; 47; 49; 109; 105; 110; 0; 3; 53; 48; 50; 46; 54; 51])</text:p>
      <text:p text:style-name="P2"/>
      <text:p text:style-name="P2"/>
      <text:p text:style-name="P1">_ar.push(48;20;0;14;115;116;97;116;115;47;115;111;97;107;116;101;115;116;50;50;56;51])</text:p>
      <text:p text:style-name="P1">_ar.push(48; 20; 0; 14; 115; 116; 97; 116; 115; 47; 115; 111; 97; 107; 116; 101; 115; 116; 50; 50; 56; 51])</text:p>
      <text:p text:style-name="P1">_ar.push(48; 19; 0; 14; 115; 116; 97; 116; 115; 47; 115; 111; 97; 107; 116; 101; 115; 116; 52; 55; 55])</text:p>
      <text:p text:style-name="P1">_ar.push(48; 20; 0; 14; 115; 116; 97; 116; 115; 47; 115; 111; 97; 107; 116; 101; 115; 116; 50; 50; 56; 52])</text:p>
      <text:p text:style-name="P1">_ar.push(48; 20; 0; 14; 115; 116; 97; 116; 115; 47; 115; 111; 97; 107; 116; 101; 115; 116; 50; 50; 56; 53])</text:p>
      <text:p text:style-name="P1">_ar.push(48; 20; 0; 14; 115; 116; 97; 116; 115; 47; 115; 111; 97; 107; 116; 101; 115; 116; 50; 50; 56; 54])</text:p>
      <text:p text:style-name="P1">_ar.push(48; 20; 0; 14; 115; 116; 97; 116; 115; 47; 115; 111; 97; 107; 116; 101; 115; 116; 50; 50; 56; 55])</text:p>
      <text:p text:style-name="P1">_ar.push(48; 20; 0; 14; 115; 116; 97; 116; 115; 47; 115; 111; 97; 107; 116; 101; 115; 116; 50; 50; 56; 56])</text:p>
      <text:p text:style-name="P1">_ar.push(48; 20; 0; 14; 115; 116; 97; 116; 115; 47; 115; 111; 97; 107; 116; 101; 115; 116; 50; 50; 56; 57])</text:p>
      <text:p text:style-name="P1">_ar.push(48; 20; 0; 14; 115; 116; 97; 116; 115; 47; 115; 111; 97; 107; 116; 101; 115; 116; 50; 50; 57; 48])</text:p>
      <text:p text:style-name="P1">_ar.push(48; 20; 0; 14; 115; 116; 97; 116; 115; 47; 115; 111; 97; 107; 116; 101; 115; 116; 50; 50; 57; 49])</text:p>
      <text:p text:style-name="P1">_ar.push(48; 20; 0; 14; 115; 116; 97; 116; 115; 47; 115; 111; 97; 107; 116; 101; 115; 116; 50; 50; 57; 50])</text:p>
      <text:p text:style-name="P1">_ar.push(48; 20; 0; 14; 115; 116; 97; 116; 115; 47; 115; 111; 97; 107; 116; 101; 115; 116; 55; 52; 57; 54])</text:p>
      <text:p text:style-name="P1">_ar.push(48; 20; 0; 14; 115; 116; 97; 116; 115; 47; 115; 111; 97; 107; 116; 101; 115; 116; 55; 51; 57; 50])</text:p>
      <text:p text:style-name="P1">_ar.push(48; 20; 0; 14; 115; 116; 97; 116; 115; 47; 115; 111; 97; 107; 116; 101; 115; 116; 55; 51; 57; 51])</text:p>
      <text:p text:style-name="P1">_ar.push(48; 20; 0; 14; 115; 116; 97; 116; 115; 47; 115; 111; 97; 107; 116; 101; 115; 116; 55; 52; 57; 55])</text:p>
      <text:p text:style-name="P1">_ar.push(48; 20; 0; 14; 115; 116; 97; 116; 115; 47; 115; 111; 97; 107; 116; 101; 115; 116; 55; 52; 57; 56])</text:p>
      <text:p text:style-name="P1">_ar.push(48; 20; 0; 14; 115; 116; 97; 116; 115; 47; 115; 111; 97; 107; 116; 101; 115; 116; 55; 52; 57; 57])</text:p>
      <text:p text:style-name="P1">_ar.push(48; 20; 0; 14; 115; 116; 97; 116; 115; 47; 115; 111; 97; 107; 116; 101; 115; 116; 55; 53; 48; 48])</text:p>
      <text:p text:style-name="P1">_ar.push(48; 20; 0; 14; 115; 116; 97; 116; 115; 47; 115; 111; 97; 107; 116; 101; 115; 116; 55; 53; 48; 49])</text:p>
      <text:p text:style-name="P1">_ar.push(48; 20; 0; 14; 115; 116; 97; 116; 115; 47; 115; 111; 97; 107; 116; 101; 115; 116; 55; 53; 48; 50])</text:p>
      <text:p text:style-name="P1">_ar.push(48; 20; 0; 14; 115; 116; 97; 116; 115; 47; 115; 111; 97; 107; 116; 101; 115; 116; 55; 53; 48; 51])</text:p>
      <text:p text:style-name="P1">_ar.push(48; 20; 0; 14; 115; 116; 97; 116; 115; 47; 115; 111; 97; 107; 116; 101; 115; 116; 55; 53; 48; 52])</text:p>
      <text:p text:style-name="P1">_ar.push(48; 20; 0; 14; 115; 116; 97; 116; 115; 47; 115; 111; 97; 107; 116; 101; 115; 116; 55; 53; 48; 53])</text:p>
      <text:p text:style-name="P1"><text:soft-page-break/>_ar.push(48; 20; 0; 14; 115; 116; 97; 116; 115; 47; 115; 111; 97; 107; 116; 101; 115; 116; 55; 53; 48; 54])</text:p>
      <text:p text:style-name="P1">_ar.push(48; 20; 0; 14; 115; 116; 97; 116; 115; 47; 115; 111; 97; 107; 116; 101; 115; 116; 50; 50; 56; 51])</text:p>
      <text:p text:style-name="P1">_ar.push(48; 20; 0; 14; 115; 116; 97; 116; 115; 47; 115; 111; 97; 107; 116; 101; 115; 116; 50; 48; 51; 52])</text:p>
      <text:p text:style-name="P1">_ar.push(48; 20; 0; 14; 115; 116; 97; 116; 115; 47; 115; 111; 97; 107; 116; 101; 115; 116; 50; 50; 56; 52])</text:p>
      <text:p text:style-name="P1">_ar.push(48; 20; 0; 14; 115; 116; 97; 116; 115; 47; 115; 111; 97; 107; 116; 101; 115; 116; 50; 50; 56; 53])</text:p>
      <text:p text:style-name="P1">_ar.push(48; 20; 0; 14; 115; 116; 97; 116; 115; 47; 115; 111; 97; 107; 116; 101; 115; 116; 50; 50; 56; 54])</text:p>
      <text:p text:style-name="P1">_ar.push(48; 20; 0; 14; 115; 116; 97; 116; 115; 47; 115; 111; 97; 107; 116; 101; 115; 116; 50; 50; 56; 55])</text:p>
      <text:p text:style-name="P1">_ar.push(48; 20; 0; 14; 115; 116; 97; 116; 115; 47; 115; 111; 97; 107; 116; 101; 115; 116; 50; 50; 56; 56])</text:p>
      <text:p text:style-name="P1">_ar.push(48; 20; 0; 14; 115; 116; 97; 116; 115; 47; 115; 111; 97; 107; 116; 101; 115; 116; 50; 50; 56; 57])</text:p>
      <text:p text:style-name="P1">_ar.push(48; 20; 0; 14; 115; 116; 97; 116; 115; 47; 115; 111; 97; 107; 116; 101; 115; 116; 50; 50; 57; 48])</text:p>
      <text:p text:style-name="P1">_ar.push(48; 20; 0; 14; 115; 116; 97; 116; 115; 47; 115; 111; 97; 107; 116; 101; 115; 116; 50; 50; 57; 49])</text:p>
      <text:p text:style-name="P1">_ar.push(48; 20; 0; 14; 115; 116; 97; 116; 115; 47; 115; 111; 97; 107; 116; 101; 115; 116; 50; 50; 57; 50])</text:p>
      <text:p text:style-name="P1">_ar.push(48; 20; 0; 14; 115; 116; 97; 116; 115; 47; 115; 111; 97; 107; 116; 101; 115; 116; 55; 52; 57; 54])</text:p>
      <text:p text:style-name="P1">_ar.push(48; 20; 0; 14; 115; 116; 97; 116; 115; 47; 115; 111; 97; 107; 116; 101; 115; 116; 54; 55; 51; 52])</text:p>
      <text:p text:style-name="P1">_ar.push(48; 20; 0; 14; 115; 116; 97; 116; 115; 47; 115; 111; 97; 107; 116; 101; 115; 116; 55; 52; 57; 55])</text:p>
      <text:p text:style-name="P1">_ar.push(48; 20; 0; 14; 115; 116; 97; 116; 115; 47; 115; 111; 97; 107; 116; 101; 115; 116; 55; 52; 57; 56])</text:p>
      <text:p text:style-name="P1">_ar.push(48; 20; 0; 14; 115; 116; 97; 116; 115; 47; 115; 111; 97; 107; 116; 101; 115; 116; 55; 52; 57; 57])</text:p>
      <text:p text:style-name="P1">_ar.push(48; 20; 0; 14; 115; 116; 97; 116; 115; 47; 115; 111; 97; 107; 116; 101; 115; 116; 55; 53; 48; 48])</text:p>
      <text:p text:style-name="P1">_ar.push(48; 20; 0; 14; 115; 116; 97; 116; 115; 47; 115; 111; 97; 107; 116; 101; 115; 116; 55; 53; 48; 49])</text:p>
      <text:p text:style-name="P1">_ar.push(48; 20; 0; 14; 115; 116; 97; 116; 115; 47; 115; 111; 97; 107; 116; 101; 115; 116; 55; 53; 48; 50])</text:p>
      <text:p text:style-name="P1">_ar.push(48; 20; 0; 14; 115; 116; 97; 116; 115; 47; 115; 111; 97; 107; 116; 101; 115; 116; 50; 50; 56; 51])</text:p>
      <text:p text:style-name="P1">_ar.push(48; 17; 0; 14; 115; 116; 97; 116; 115; 47; 115; 111; 97; 107; 116; 101; 115; 116; 48])</text:p>
      <text:p text:style-name="P1">_ar.push(48; 20; 0; 14; 115; 116; 97; 116; 115; 47; 115; 111; 97; 107; 116; 101; 115; 116; 50; 50; 56; 52])</text:p>
      <text:p text:style-name="P1">_ar.push(48; 20; 0; 14; 115; 116; 97; 116; 115; 47; 115; 111; 97; 107; 116; 101; 115; 116; 50; 50; 56; 53])</text:p>
      <text:p text:style-name="P1">_ar.push(48; 20; 0; 14; 115; 116; 97; 116; 115; 47; 115; 111; 97; 107; 116; 101; 115; 116; 50; 50; 56; 54])</text:p>
      <text:p text:style-name="P1"><text:soft-page-break/>_ar.push(48; 20; 0; 14; 115; 116; 97; 116; 115; 47; 115; 111; 97; 107; 116; 101; 115; 116; 50; 50; 56; 55])</text:p>
      <text:p text:style-name="P1">_ar.push(48; 20; 0; 14; 115; 116; 97; 116; 115; 47; 115; 111; 97; 107; 116; 101; 115; 116; 50; 50; 56; 56])</text:p>
      <text:p text:style-name="P1">_ar.push(48; 20; 0; 14; 115; 116; 97; 116; 115; 47; 115; 111; 97; 107; 116; 101; 115; 116; 50; 50; 56; 57])</text:p>
      <text:p text:style-name="P1">_ar.push(48; 20; 0; 14; 115; 116; 97; 116; 115; 47; 115; 111; 97; 107; 116; 101; 115; 116; 50; 50; 57; 48])</text:p>
      <text:p text:style-name="P1">_ar.push(48; 20; 0; 14; 115; 116; 97; 116; 115; 47; 115; 111; 97; 107; 116; 101; 115; 116; 55; 52; 57; 54])</text:p>
      <text:p text:style-name="P1">_ar.push(48; 20; 0; 14; 115; 116; 97; 116; 115; 47; 115; 111; 97; 107; 116; 101; 115; 116; 55; 49; 55; 48])</text:p>
      <text:p text:style-name="P1">_ar.push(48; 20; 0; 14; 115; 116; 97; 116; 115; 47; 115; 111; 97; 107; 116; 101; 115; 116; 55; 52; 57; 55])</text:p>
      <text:p text:style-name="P1">_ar.push(48; 20; 0; 14; 115; 116; 97; 116; 115; 47; 115; 111; 97; 107; 116; 101; 115; 116; 55; 52; 57; 56])</text:p>
      <text:p text:style-name="P1">_ar.push(48; 20; 0; 14; 115; 116; 97; 116; 115; 47; 115; 111; 97; 107; 116; 101; 115; 116; 55; 52; 57; 57])</text:p>
      <text:p text:style-name="P1">_ar.push(48; 20; 0; 14; 115; 116; 97; 116; 115; 47; 115; 111; 97; 107; 116; 101; 115; 116; 55; 53; 48; 48])</text:p>
      <text:p text:style-name="P1">_ar.push(48; 20; 0; 14; 115; 116; 97; 116; 115; 47; 115; 111; 97; 107; 116; 101; 115; 116; 55; 53; 48; 49])</text:p>
      <text:p text:style-name="P1">_ar.push(48; 20; 0; 14; 115; 116; 97; 116; 115; 47; 115; 111; 97; 107; 116; 101; 115; 116; 55; 53; 48; 50])</text:p>
      <text:p text:style-name="P1">_ar.push(48; 20; 0; 14; 115; 116; 97; 116; 115; 47; 115; 111; 97; 107; 116; 101; 115; 116; 55; 52; 57; 54])</text:p>
      <text:p text:style-name="P1">_ar.push(48; 20; 0; 14; 115; 116; 97; 116; 115; 47; 115; 111; 97; 107; 116; 101; 115; 116; 55; 52; 49; 52])</text:p>
      <text:p text:style-name="P1">_ar.push(48; 20; 0; 14; 115; 116; 97; 116; 115; 47; 115; 111; 97; 107; 116; 101; 115; 116; 55; 52; 57; 55])</text:p>
      <text:p text:style-name="P1">_ar.push(48; 20; 0; 14; 115; 116; 97; 116; 115; 47; 115; 111; 97; 107; 116; 101; 115; 116; 55; 52; 57; 56])</text:p>
      <text:p text:style-name="P1">_ar.push(48; 20; 0; 14; 115; 116; 97; 116; 115; 47; 115; 111; 97; 107; 116; 101; 115; 116; 55; 52; 57; 57])</text:p>
      <text:p text:style-name="P1">_ar.push(48; 20; 0; 14; 115; 116; 97; 116; 115; 47; 115; 111; 97; 107; 116; 101; 115; 116; 55; 53; 48; 48])</text:p>
      <text:p text:style-name="P1">_ar.push(_data)</text:p>
      <text:p text:style-name="P1">_ar.push(51; 36; 0; 31; 36; 83; 89; 83; 47; 98; 114; 111; 107; 101; 114; 47; 115; 117; 98; 115; 99; 114; 105; 112; 116; 105; 111; 110; 115; 47; 99; 111; 117; 110; 116; 0; 1; 48])</text:p>
      <text:p text:style-name="P1">_ar.push(144; 3; 0; 2; 1])</text:p>
      <text:p text:style-name="P1">_ar.push(51; 43; 0; 34; 36; 83; 89; 83; 47; 98; 114; 111; 107; 101; 114; 47; 108; 111; 97; 100; 47; 112; 117; 98; 108; 105; 115; 104; 47; 115; 101; 110; 116; 47; 49; 109; 105; 110; 0; 2; 49; 50; 46; 54; 51])</text:p>
      <text:p text:style-name="P1">_ar.push(144; 3; 0; 3; 1])</text:p>
      <text:p text:style-name="P1">_ar.push(51; 46; 0; 36; 36; 83; 89; 83; 47; 98; 114; 111; 107; 101; 114; 47; 108; 111; 97; 100; 47; 98; 121; 116; 101; 115; 47; 114; 101; 99; 101; 105; 118; 101; 100; 47; 49; 109; 105; 110; 0; 3; 53; 48; 50; 46; 54; 51])</text:p>
      <text:p text:style-name="P1">_ar.push(51; 45; 0; 37; 36; 83; 89; 83; 47; 98; 114; 111; 107; 101; 114; 47; 108; 111; 97; 100; 47; 112; 117; 98; 108; 105; 115; 104; 47; 100; 114; 111; 112; 112; 101; 100; 47; 49; 109; 105; 110; 0; 4; 48; 46; 48; 48])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08:34:14.806269858</meta:creation-date>
    <dc:date>2023-08-08T17:16:01.350076515</dc:date>
    <meta:editing-duration>PT5M47S</meta:editing-duration>
    <meta:editing-cycles>2</meta:editing-cycles>
    <meta:generator>LibreOffice/7.5.5.2$Linux_X86_64 LibreOffice_project/50$Build-2</meta:generator>
    <meta:document-statistic meta:table-count="0" meta:image-count="0" meta:object-count="0" meta:page-count="10" meta:paragraph-count="207" meta:word-count="7812" meta:character-count="36188" meta:non-whitespace-character-count="28583"/>
  </office:meta>
</office:document-meta>
</file>